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12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1.25in"/>
    </style:style>
    <style:style style:name="Table5.E" style:family="table-column">
      <style:table-column-properties style:column-width="1.6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7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566" officeooo:paragraph-rsid="00185566"/>
    </style:style>
    <style:style style:name="P2" style:family="paragraph" style:parent-style-name="Standard">
      <style:text-properties officeooo:rsid="00185566" officeooo:paragraph-rsid="001a2aa0"/>
    </style:style>
    <style:style style:name="P3" style:family="paragraph" style:parent-style-name="Standard">
      <style:text-properties officeooo:rsid="00185566" officeooo:paragraph-rsid="001b6d5d"/>
    </style:style>
    <style:style style:name="P4" style:family="paragraph" style:parent-style-name="Standard">
      <style:text-properties officeooo:rsid="00185566" officeooo:paragraph-rsid="0026bae1"/>
    </style:style>
    <style:style style:name="P5" style:family="paragraph" style:parent-style-name="Standard">
      <style:text-properties officeooo:rsid="00185566" officeooo:paragraph-rsid="00276194"/>
    </style:style>
    <style:style style:name="P6" style:family="paragraph" style:parent-style-name="Standard">
      <style:text-properties officeooo:rsid="00185566" officeooo:paragraph-rsid="00277ce6"/>
    </style:style>
    <style:style style:name="P7" style:family="paragraph" style:parent-style-name="Standard">
      <style:text-properties officeooo:rsid="00185566" officeooo:paragraph-rsid="0032e04a"/>
    </style:style>
    <style:style style:name="P8" style:family="paragraph" style:parent-style-name="Standard">
      <style:text-properties officeooo:rsid="00185566" officeooo:paragraph-rsid="00215722"/>
    </style:style>
    <style:style style:name="P9" style:family="paragraph" style:parent-style-name="Standard">
      <style:text-properties fo:font-weight="bold" officeooo:rsid="001a2408" officeooo:paragraph-rsid="001a2408" style:font-weight-asian="bold" style:font-weight-complex="bold"/>
    </style:style>
    <style:style style:name="P10" style:family="paragraph" style:parent-style-name="Standard">
      <style:text-properties fo:font-weight="bold" officeooo:rsid="001c537a" officeooo:paragraph-rsid="001c537a" style:font-weight-asian="bold" style:font-weight-complex="bold"/>
    </style:style>
    <style:style style:name="P11" style:family="paragraph" style:parent-style-name="Standard">
      <style:text-properties fo:font-weight="bold" officeooo:rsid="0021e80f" officeooo:paragraph-rsid="0031b350" style:font-weight-asian="bold" style:font-weight-complex="bold"/>
    </style:style>
    <style:style style:name="P12" style:family="paragraph" style:parent-style-name="Standard">
      <style:text-properties fo:font-weight="bold" officeooo:rsid="0021e80f" officeooo:paragraph-rsid="00477eae" style:font-weight-asian="bold" style:font-weight-complex="bold"/>
    </style:style>
    <style:style style:name="P13" style:family="paragraph" style:parent-style-name="Standard">
      <style:text-properties fo:font-weight="bold" officeooo:rsid="00185566" officeooo:paragraph-rsid="00185566" style:font-weight-asian="bold" style:font-weight-complex="bold"/>
    </style:style>
    <style:style style:name="P14" style:family="paragraph" style:parent-style-name="Standard">
      <style:text-properties fo:font-weight="bold" officeooo:rsid="002de8ba" officeooo:paragraph-rsid="002de8ba" style:font-weight-asian="bold" style:font-weight-complex="bold"/>
    </style:style>
    <style:style style:name="P15" style:family="paragraph" style:parent-style-name="Standard">
      <style:text-properties fo:font-weight="bold" officeooo:rsid="003c4590" officeooo:paragraph-rsid="003c4590" style:font-weight-asian="bold" style:font-weight-complex="bold"/>
    </style:style>
    <style:style style:name="P16" style:family="paragraph" style:parent-style-name="Standard">
      <style:text-properties fo:font-weight="bold" officeooo:rsid="0020139a" officeooo:paragraph-rsid="003cc873" style:font-weight-asian="bold" style:font-weight-complex="bold"/>
    </style:style>
    <style:style style:name="P17" style:family="paragraph" style:parent-style-name="Standard">
      <style:text-properties fo:font-weight="bold" officeooo:rsid="00415530" officeooo:paragraph-rsid="00415530" style:font-weight-asian="bold" style:font-weight-complex="bold"/>
    </style:style>
    <style:style style:name="P18" style:family="paragraph" style:parent-style-name="Standard">
      <style:text-properties fo:font-weight="bold" officeooo:rsid="00477eae" officeooo:paragraph-rsid="00477eae" style:font-weight-asian="bold" style:font-weight-complex="bold"/>
    </style:style>
    <style:style style:name="P19" style:family="paragraph" style:parent-style-name="Standard">
      <style:text-properties fo:font-weight="bold" officeooo:rsid="00495643" officeooo:paragraph-rsid="00495643" style:font-weight-asian="bold" style:font-weight-complex="bold"/>
    </style:style>
    <style:style style:name="P20" style:family="paragraph" style:parent-style-name="Standard">
      <style:text-properties fo:font-weight="bold" officeooo:rsid="004ee393" officeooo:paragraph-rsid="004ee393" style:font-weight-asian="bold" style:font-weight-complex="bold"/>
    </style:style>
    <style:style style:name="P21" style:family="paragraph" style:parent-style-name="Standard">
      <style:text-properties fo:font-weight="bold" officeooo:rsid="00535889" officeooo:paragraph-rsid="00535889" style:font-weight-asian="bold" style:font-weight-complex="bold"/>
    </style:style>
    <style:style style:name="P22" style:family="paragraph" style:parent-style-name="Standard">
      <style:text-properties fo:font-weight="bold" officeooo:rsid="0055fce9" officeooo:paragraph-rsid="0055fce9" style:font-weight-asian="bold" style:font-weight-complex="bold"/>
    </style:style>
    <style:style style:name="P23" style:family="paragraph" style:parent-style-name="Standard">
      <style:text-properties officeooo:rsid="001b6d5d" officeooo:paragraph-rsid="001b6d5d"/>
    </style:style>
    <style:style style:name="P24" style:family="paragraph" style:parent-style-name="Standard">
      <style:text-properties officeooo:rsid="001c537a" officeooo:paragraph-rsid="001c537a"/>
    </style:style>
    <style:style style:name="P25" style:family="paragraph" style:parent-style-name="Standard">
      <style:text-properties fo:font-weight="normal" officeooo:rsid="001c537a" officeooo:paragraph-rsid="001c537a" style:font-weight-asian="normal" style:font-weight-complex="normal"/>
    </style:style>
    <style:style style:name="P26" style:family="paragraph" style:parent-style-name="Standard">
      <style:text-properties fo:font-weight="normal" officeooo:rsid="0026bae1" officeooo:paragraph-rsid="0026bae1" style:font-weight-asian="normal" style:font-weight-complex="normal"/>
    </style:style>
    <style:style style:name="P27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28" style:family="paragraph" style:parent-style-name="Standard">
      <style:text-properties fo:font-weight="normal" officeooo:rsid="003f0dfe" officeooo:paragraph-rsid="003f0dfe" style:font-weight-asian="normal" style:font-weight-complex="normal"/>
    </style:style>
    <style:style style:name="P29" style:family="paragraph" style:parent-style-name="Standard">
      <style:text-properties fo:font-weight="normal" officeooo:rsid="00223597" officeooo:paragraph-rsid="00477eae" style:font-weight-asian="normal" style:font-weight-complex="normal"/>
    </style:style>
    <style:style style:name="P30" style:family="paragraph" style:parent-style-name="Standard">
      <style:text-properties fo:font-weight="normal" officeooo:rsid="002426d7" officeooo:paragraph-rsid="00477eae" style:font-weight-asian="normal" style:font-weight-complex="normal"/>
    </style:style>
    <style:style style:name="P31" style:family="paragraph" style:parent-style-name="Standard">
      <style:text-properties fo:font-weight="normal" officeooo:rsid="004ff6a8" officeooo:paragraph-rsid="004ff6a8" style:font-weight-asian="normal" style:font-weight-complex="normal"/>
    </style:style>
    <style:style style:name="P32" style:family="paragraph" style:parent-style-name="Standard">
      <style:text-properties fo:font-weight="normal" officeooo:rsid="00535889" officeooo:paragraph-rsid="00535889" style:font-weight-asian="normal" style:font-weight-complex="normal"/>
    </style:style>
    <style:style style:name="P33" style:family="paragraph" style:parent-style-name="Standard">
      <style:text-properties officeooo:rsid="001fa299" officeooo:paragraph-rsid="00276194"/>
    </style:style>
    <style:style style:name="P34" style:family="paragraph" style:parent-style-name="Standard">
      <style:text-properties fo:font-style="italic" officeooo:rsid="001fa299" officeooo:paragraph-rsid="00276194" style:font-style-asian="italic" style:font-style-complex="italic"/>
    </style:style>
    <style:style style:name="P35" style:family="paragraph" style:parent-style-name="Standard">
      <style:text-properties fo:font-style="italic" officeooo:rsid="00277ce6" officeooo:paragraph-rsid="00293b28" style:font-style-asian="italic" style:font-style-complex="italic"/>
    </style:style>
    <style:style style:name="P36" style:family="paragraph" style:parent-style-name="Standard">
      <style:text-properties fo:font-style="normal" fo:font-weight="bold" officeooo:rsid="0021e80f" officeooo:paragraph-rsid="0032e04a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21e80f" officeooo:paragraph-rsid="002fe994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officeooo:rsid="00293b28" officeooo:paragraph-rsid="00293b28" style:font-style-asian="normal" style:font-style-complex="normal"/>
    </style:style>
    <style:style style:name="P39" style:family="paragraph" style:parent-style-name="Standard">
      <style:text-properties fo:font-style="normal" officeooo:rsid="00293b28" officeooo:paragraph-rsid="002ae206" style:font-style-asian="normal" style:font-style-complex="normal"/>
    </style:style>
    <style:style style:name="P40" style:family="paragraph" style:parent-style-name="Standard">
      <style:text-properties officeooo:rsid="0026bae1" officeooo:paragraph-rsid="0026bae1"/>
    </style:style>
    <style:style style:name="P41" style:family="paragraph" style:parent-style-name="Standard">
      <style:text-properties style:font-name="Courier New" officeooo:rsid="00185566" officeooo:paragraph-rsid="0026bae1"/>
    </style:style>
    <style:style style:name="P42" style:family="paragraph" style:parent-style-name="Standard">
      <style:text-properties officeooo:rsid="00276194" officeooo:paragraph-rsid="00293b28"/>
    </style:style>
    <style:style style:name="P43" style:family="paragraph" style:parent-style-name="Standard">
      <style:text-properties officeooo:rsid="00276194" officeooo:paragraph-rsid="002bf213"/>
    </style:style>
    <style:style style:name="P44" style:family="paragraph" style:parent-style-name="Standard">
      <style:text-properties officeooo:rsid="00277ce6" officeooo:paragraph-rsid="00293b28"/>
    </style:style>
    <style:style style:name="P45" style:family="paragraph" style:parent-style-name="Standard">
      <style:text-properties officeooo:rsid="0027c85e" officeooo:paragraph-rsid="00293b28"/>
    </style:style>
    <style:style style:name="P46" style:family="paragraph" style:parent-style-name="Standard">
      <style:text-properties officeooo:rsid="00293b28" officeooo:paragraph-rsid="00293b28"/>
    </style:style>
    <style:style style:name="P47" style:family="paragraph" style:parent-style-name="Standard">
      <style:text-properties officeooo:rsid="00293b28" officeooo:paragraph-rsid="002ae206"/>
    </style:style>
    <style:style style:name="P48" style:family="paragraph" style:parent-style-name="Standard">
      <style:text-properties officeooo:rsid="00293b28" officeooo:paragraph-rsid="0037c2c7"/>
    </style:style>
    <style:style style:name="P49" style:family="paragraph" style:parent-style-name="Standard">
      <style:text-properties style:text-underline-style="solid" style:text-underline-width="auto" style:text-underline-color="font-color" officeooo:rsid="00276194" officeooo:paragraph-rsid="002bf213"/>
    </style:style>
    <style:style style:name="P50" style:family="paragraph" style:parent-style-name="Standard">
      <style:text-properties style:text-underline-style="solid" style:text-underline-width="auto" style:text-underline-color="font-color" officeooo:rsid="00276194" officeooo:paragraph-rsid="00293b28"/>
    </style:style>
    <style:style style:name="P51" style:family="paragraph" style:parent-style-name="Standard">
      <style:text-properties officeooo:rsid="002bf213" officeooo:paragraph-rsid="002bf213"/>
    </style:style>
    <style:style style:name="P52" style:family="paragraph" style:parent-style-name="Standard">
      <style:text-properties officeooo:rsid="002bf213" officeooo:paragraph-rsid="0036571e"/>
    </style:style>
    <style:style style:name="P53" style:family="paragraph" style:parent-style-name="Standard">
      <style:text-properties officeooo:rsid="002bf213" officeooo:paragraph-rsid="00369c00"/>
    </style:style>
    <style:style style:name="P54" style:family="paragraph" style:parent-style-name="Standard">
      <style:text-properties officeooo:rsid="002d930c" officeooo:paragraph-rsid="002d930c"/>
    </style:style>
    <style:style style:name="P55" style:family="paragraph" style:parent-style-name="Standard">
      <style:text-properties officeooo:rsid="0036571e" officeooo:paragraph-rsid="0036571e"/>
    </style:style>
    <style:style style:name="P56" style:family="paragraph" style:parent-style-name="Standard">
      <style:text-properties officeooo:rsid="0036571e" officeooo:paragraph-rsid="00369c00"/>
    </style:style>
    <style:style style:name="P57" style:family="paragraph" style:parent-style-name="Standard">
      <style:text-properties officeooo:rsid="0037c2c7" officeooo:paragraph-rsid="0037c2c7"/>
    </style:style>
    <style:style style:name="P58" style:family="paragraph" style:parent-style-name="Standard">
      <style:text-properties officeooo:paragraph-rsid="0037df5d"/>
    </style:style>
    <style:style style:name="P59" style:family="paragraph" style:parent-style-name="Standard">
      <style:text-properties officeooo:rsid="003b2fe5" officeooo:paragraph-rsid="003b2fe5"/>
    </style:style>
    <style:style style:name="P60" style:family="paragraph" style:parent-style-name="Standard">
      <style:text-properties officeooo:rsid="003c4590" officeooo:paragraph-rsid="003c4590"/>
    </style:style>
    <style:style style:name="P61" style:family="paragraph" style:parent-style-name="Standard">
      <style:text-properties officeooo:rsid="003ebc46" officeooo:paragraph-rsid="00458388"/>
    </style:style>
    <style:style style:name="P62" style:family="paragraph" style:parent-style-name="Standard">
      <style:text-properties officeooo:rsid="00415530" officeooo:paragraph-rsid="00415530"/>
    </style:style>
    <style:style style:name="P63" style:family="paragraph" style:parent-style-name="Standard">
      <style:text-properties officeooo:rsid="003496fb" officeooo:paragraph-rsid="00458388"/>
    </style:style>
    <style:style style:name="P64" style:family="paragraph" style:parent-style-name="Standard">
      <style:text-properties officeooo:rsid="0021e80f" officeooo:paragraph-rsid="00477eae"/>
    </style:style>
    <style:style style:name="P65" style:family="paragraph" style:parent-style-name="Standard">
      <style:text-properties officeooo:rsid="00495643" officeooo:paragraph-rsid="00495643"/>
    </style:style>
    <style:style style:name="P66" style:family="paragraph" style:parent-style-name="Standard">
      <style:text-properties officeooo:rsid="004e3bf1" officeooo:paragraph-rsid="004e3bf1"/>
    </style:style>
    <style:style style:name="P67" style:family="paragraph" style:parent-style-name="Standard">
      <style:text-properties fo:color="#ff6600" fo:font-weight="normal" officeooo:rsid="0057c897" officeooo:paragraph-rsid="0057c897" style:font-weight-asian="normal" style:font-weight-complex="normal"/>
    </style:style>
    <style:style style:name="P68" style:family="paragraph" style:parent-style-name="Standard">
      <style:text-properties fo:color="#ff6600" style:font-name="Liberation Serif" fo:font-weight="normal" officeooo:rsid="0057c897" officeooo:paragraph-rsid="0057c897" style:font-weight-asian="normal" style:font-weight-complex="normal"/>
    </style:style>
    <style:style style:name="P69" style:family="paragraph" style:parent-style-name="Table_20_Contents">
      <style:text-properties officeooo:rsid="0034cb61" officeooo:paragraph-rsid="0034cb61"/>
    </style:style>
    <style:style style:name="P70" style:family="paragraph" style:parent-style-name="Table_20_Contents">
      <style:text-properties fo:font-weight="bold" officeooo:rsid="002426d7" officeooo:paragraph-rsid="00477eae" style:font-weight-asian="bold" style:font-weight-complex="bold"/>
    </style:style>
    <style:style style:name="P71" style:family="paragraph" style:parent-style-name="Table_20_Contents">
      <style:text-properties fo:font-weight="bold" officeooo:rsid="003cc873" officeooo:paragraph-rsid="003cc873" style:font-weight-asian="bold" style:font-weight-complex="bold"/>
    </style:style>
    <style:style style:name="P72" style:family="paragraph" style:parent-style-name="Table_20_Contents">
      <style:text-properties fo:font-weight="bold" officeooo:rsid="00458388" officeooo:paragraph-rsid="00458388" style:font-weight-asian="bold" style:font-weight-complex="bold"/>
    </style:style>
    <style:style style:name="P73" style:family="paragraph" style:parent-style-name="Table_20_Contents">
      <style:text-properties fo:font-weight="bold" officeooo:rsid="00223597" officeooo:paragraph-rsid="00477eae" style:font-weight-asian="bold" style:font-weight-complex="bold"/>
    </style:style>
    <style:style style:name="P74" style:family="paragraph" style:parent-style-name="Table_20_Contents">
      <style:text-properties fo:font-weight="bold" officeooo:rsid="004c3702" officeooo:paragraph-rsid="004c3702" style:font-weight-asian="bold" style:font-weight-complex="bold"/>
    </style:style>
    <style:style style:name="P75" style:family="paragraph" style:parent-style-name="Table_20_Contents">
      <style:text-properties fo:font-weight="bold" officeooo:rsid="0034cb61" officeooo:paragraph-rsid="0034cb61" style:font-weight-asian="bold" style:font-weight-complex="bold"/>
    </style:style>
    <style:style style:name="P76" style:family="paragraph" style:parent-style-name="Table_20_Contents">
      <style:text-properties fo:font-weight="bold" officeooo:rsid="004ff6a8" officeooo:paragraph-rsid="004ff6a8" style:font-weight-asian="bold" style:font-weight-complex="bold"/>
    </style:style>
    <style:style style:name="P77" style:family="paragraph" style:parent-style-name="Table_20_Contents">
      <style:text-properties officeooo:rsid="003cc873" officeooo:paragraph-rsid="003cc873"/>
    </style:style>
    <style:style style:name="P78" style:family="paragraph" style:parent-style-name="Table_20_Contents">
      <style:text-properties officeooo:rsid="00458388" officeooo:paragraph-rsid="00458388"/>
    </style:style>
    <style:style style:name="P79" style:family="paragraph" style:parent-style-name="Table_20_Contents">
      <style:paragraph-properties fo:text-align="center" style:justify-single-word="false"/>
      <style:text-properties officeooo:rsid="00458388" officeooo:paragraph-rsid="00458388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text-properties officeooo:rsid="002426d7" officeooo:paragraph-rsid="00477eae"/>
    </style:style>
    <style:style style:name="P82" style:family="paragraph" style:parent-style-name="Table_20_Contents">
      <style:text-properties officeooo:rsid="00223597" officeooo:paragraph-rsid="00477eae"/>
    </style:style>
    <style:style style:name="P83" style:family="paragraph" style:parent-style-name="Table_20_Contents">
      <style:text-properties officeooo:rsid="00231c61" officeooo:paragraph-rsid="00477eae"/>
    </style:style>
    <style:style style:name="P84" style:family="paragraph" style:parent-style-name="Table_20_Contents">
      <style:paragraph-properties fo:text-align="center" style:justify-single-word="false"/>
      <style:text-properties officeooo:rsid="004e3bf1" officeooo:paragraph-rsid="004e3bf1"/>
    </style:style>
    <style:style style:name="P85" style:family="paragraph" style:parent-style-name="Table_20_Contents">
      <style:text-properties officeooo:rsid="004ff6a8" officeooo:paragraph-rsid="004ff6a8"/>
    </style:style>
    <style:style style:name="P86" style:family="paragraph" style:parent-style-name="Standard" style:list-style-name="L1">
      <style:text-properties officeooo:rsid="00185566" officeooo:paragraph-rsid="001b6d5d"/>
    </style:style>
    <style:style style:name="P87" style:family="paragraph" style:parent-style-name="Standard">
      <style:text-properties officeooo:rsid="00185566" officeooo:paragraph-rsid="00185566"/>
    </style:style>
    <style:style style:name="P88" style:family="paragraph" style:parent-style-name="Standard">
      <style:text-properties officeooo:rsid="00185566" officeooo:paragraph-rsid="0057c897"/>
    </style:style>
    <style:style style:name="P89" style:family="paragraph" style:parent-style-name="Standard" style:list-style-name="L1">
      <style:text-properties officeooo:rsid="001b6d5d" officeooo:paragraph-rsid="001b6d5d"/>
    </style:style>
    <style:style style:name="P90" style:family="paragraph" style:parent-style-name="Standard" style:list-style-name="L2">
      <style:text-properties officeooo:rsid="00460a19" officeooo:paragraph-rsid="00460a19"/>
    </style:style>
    <style:style style:name="P91" style:family="paragraph" style:parent-style-name="Standard" style:list-style-name="L2">
      <style:text-properties officeooo:rsid="001e2471" officeooo:paragraph-rsid="00495643"/>
    </style:style>
    <style:style style:name="P92" style:family="paragraph" style:parent-style-name="Standard" style:list-style-name="L3">
      <style:text-properties officeooo:rsid="001e2471" officeooo:paragraph-rsid="001c537a"/>
    </style:style>
    <style:style style:name="P93" style:family="paragraph" style:parent-style-name="Standard" style:list-style-name="L3">
      <style:text-properties officeooo:rsid="001e2471" officeooo:paragraph-rsid="00495643"/>
    </style:style>
    <style:style style:name="P94" style:family="paragraph" style:parent-style-name="Standard" style:list-style-name="L2">
      <style:text-properties officeooo:rsid="004a0dc3" officeooo:paragraph-rsid="004a0dc3"/>
    </style:style>
    <style:style style:name="P95" style:family="paragraph" style:parent-style-name="Standard" style:list-style-name="L4">
      <style:text-properties officeooo:rsid="003c4590" officeooo:paragraph-rsid="003c4590"/>
    </style:style>
    <style:style style:name="P96" style:family="paragraph" style:parent-style-name="Standard" style:list-style-name="L3">
      <style:text-properties officeooo:rsid="001c537a" officeooo:paragraph-rsid="00495643"/>
    </style:style>
    <style:style style:name="P97" style:family="paragraph" style:parent-style-name="Standard" style:list-style-name="L3">
      <style:text-properties officeooo:rsid="001c91b0" officeooo:paragraph-rsid="00495643"/>
    </style:style>
    <style:style style:name="P98" style:family="paragraph" style:parent-style-name="Standard" style:list-style-name="L3">
      <style:text-properties officeooo:rsid="004ad127" officeooo:paragraph-rsid="004ad127"/>
    </style:style>
    <style:style style:name="P99" style:family="paragraph" style:parent-style-name="Standard" style:list-style-name="L3">
      <style:text-properties officeooo:rsid="004bd9f0" officeooo:paragraph-rsid="004bd9f0"/>
    </style:style>
    <style:style style:name="P100" style:family="paragraph" style:parent-style-name="Standard">
      <style:text-properties style:font-name="Courier New" fo:font-size="10pt" officeooo:rsid="00185566" officeooo:paragraph-rsid="0026bae1" style:font-size-asian="10pt" style:font-size-complex="10pt"/>
    </style:style>
    <style:style style:name="P101" style:family="paragraph" style:parent-style-name="Standard">
      <style:text-properties fo:font-size="10pt" officeooo:rsid="00185566" officeooo:paragraph-rsid="0026bae1" style:font-size-asian="10pt" style:font-size-complex="10pt"/>
    </style:style>
    <style:style style:name="P102" style:family="paragraph" style:parent-style-name="Standard">
      <style:text-properties fo:font-weight="normal" officeooo:rsid="0057c897" officeooo:paragraph-rsid="005a352d" style:font-weight-asian="normal" style:font-weight-complex="normal"/>
    </style:style>
    <style:style style:name="P103" style:family="paragraph" style:parent-style-name="Standard">
      <style:text-properties fo:font-weight="normal" officeooo:rsid="0057c897" officeooo:paragraph-rsid="005ac25d" style:font-weight-asian="normal" style:font-weight-complex="normal"/>
    </style:style>
    <style:style style:name="P104" style:family="paragraph" style:parent-style-name="Standard">
      <style:text-properties fo:font-weight="normal" officeooo:rsid="003cc873" officeooo:paragraph-rsid="003cc873" style:font-weight-asian="normal" style:font-weight-complex="normal"/>
    </style:style>
    <style:style style:name="P105" style:family="paragraph" style:parent-style-name="Standard" style:list-style-name="L5">
      <style:text-properties style:use-window-font-color="true" fo:font-weight="normal" officeooo:rsid="005a352d" officeooo:paragraph-rsid="005a352d" style:font-weight-asian="normal" style:font-weight-complex="normal"/>
    </style:style>
    <style:style style:name="P106" style:family="paragraph" style:parent-style-name="Standard" style:list-style-name="L5">
      <style:text-properties style:use-window-font-color="true" fo:font-weight="normal" officeooo:rsid="005a352d" officeooo:paragraph-rsid="005ac25d" style:font-weight-asian="normal" style:font-weight-complex="normal"/>
    </style:style>
    <style:style style:name="P107" style:family="paragraph" style:parent-style-name="Standard" style:list-style-name="L5">
      <style:text-properties style:use-window-font-color="true" fo:font-weight="normal" officeooo:rsid="005ac25d" officeooo:paragraph-rsid="005ac25d" style:font-weight-asian="normal" style:font-weight-complex="normal"/>
    </style:style>
    <style:style style:name="P108" style:family="paragraph" style:parent-style-name="Standard">
      <style:text-properties style:use-window-font-color="true" fo:font-weight="normal" officeooo:rsid="0057c897" officeooo:paragraph-rsid="005a352d" style:font-weight-asian="normal" style:font-weight-complex="normal"/>
    </style:style>
    <style:style style:name="P109" style:family="paragraph" style:parent-style-name="Standard">
      <style:text-properties fo:font-weight="bold" officeooo:rsid="001b6d5d" officeooo:paragraph-rsid="001b6d5d" style:font-weight-asian="bold" style:font-weight-complex="bold"/>
    </style:style>
    <style:style style:name="P110" style:family="paragraph" style:parent-style-name="Standard">
      <style:paragraph-properties fo:break-before="page"/>
      <style:text-properties fo:font-weight="normal" officeooo:rsid="003cc873" officeooo:paragraph-rsid="003cc873" style:font-weight-asian="normal" style:font-weight-complex="normal"/>
    </style:style>
    <style:style style:name="P111" style:family="paragraph" style:parent-style-name="Standard">
      <style:paragraph-properties fo:break-before="page"/>
      <style:text-properties fo:font-weight="bold" officeooo:rsid="001b6d5d" officeooo:paragraph-rsid="001b6d5d" style:font-weight-asian="bold" style:font-weight-complex="bold"/>
    </style:style>
    <style:style style:name="T1" style:family="text">
      <style:text-properties officeooo:rsid="0018556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93b28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ae206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e99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69c0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bf213" style:font-style-asian="italic" style:font-weight-asian="bold" style:font-style-complex="italic" style:font-weight-complex="bold"/>
    </style:style>
    <style:style style:name="T9" style:family="text">
      <style:text-properties officeooo:rsid="001a2aa0"/>
    </style:style>
    <style:style style:name="T10" style:family="text">
      <style:text-properties officeooo:rsid="001fa299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6194" style:font-style-asian="normal" style:font-style-complex="normal"/>
    </style:style>
    <style:style style:name="T13" style:family="text">
      <style:text-properties fo:font-style="normal" officeooo:rsid="00277ce6" style:font-style-asian="normal" style:font-style-complex="normal"/>
    </style:style>
    <style:style style:name="T14" style:family="text">
      <style:text-properties fo:font-style="normal" officeooo:rsid="00293b28" style:font-style-asian="normal" style:font-style-complex="normal"/>
    </style:style>
    <style:style style:name="T15" style:family="text">
      <style:text-properties fo:font-style="normal" officeooo:rsid="002ae206" style:font-style-asian="normal" style:font-style-complex="normal"/>
    </style:style>
    <style:style style:name="T16" style:family="text">
      <style:text-properties fo:font-style="normal" officeooo:rsid="005a352d" style:font-style-asian="normal" style:font-style-complex="normal"/>
    </style:style>
    <style:style style:name="T17" style:family="text">
      <style:text-properties fo:font-style="normal" fo:font-weight="normal" officeooo:rsid="0021e80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df5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e8ba" style:font-style-asian="normal" style:font-weight-asian="normal" style:font-style-complex="normal" style:font-weight-complex="normal"/>
    </style:style>
    <style:style style:name="T20" style:family="text">
      <style:text-properties officeooo:rsid="0021e80f"/>
    </style:style>
    <style:style style:name="T21" style:family="text">
      <style:text-properties officeooo:rsid="00223597"/>
    </style:style>
    <style:style style:name="T22" style:family="text">
      <style:text-properties officeooo:rsid="0026bae1"/>
    </style:style>
    <style:style style:name="T23" style:family="text">
      <style:text-properties officeooo:rsid="00293b28"/>
    </style:style>
    <style:style style:name="T24" style:family="text">
      <style:text-properties officeooo:rsid="002ae206"/>
    </style:style>
    <style:style style:name="T25" style:family="text">
      <style:text-properties officeooo:rsid="002bf21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293b28"/>
    </style:style>
    <style:style style:name="T28" style:family="text">
      <style:text-properties style:text-underline-style="solid" style:text-underline-width="auto" style:text-underline-color="font-color" officeooo:rsid="005a352d"/>
    </style:style>
    <style:style style:name="T29" style:family="text">
      <style:text-properties officeooo:rsid="002eca5b"/>
    </style:style>
    <style:style style:name="T30" style:family="text">
      <style:text-properties officeooo:rsid="002fe994"/>
    </style:style>
    <style:style style:name="T31" style:family="text">
      <style:text-properties officeooo:rsid="0032e04a"/>
    </style:style>
    <style:style style:name="T32" style:family="text">
      <style:text-properties officeooo:rsid="00369c00"/>
    </style:style>
    <style:style style:name="T33" style:family="text">
      <style:text-properties officeooo:rsid="0037c2c7"/>
    </style:style>
    <style:style style:name="T34" style:family="text">
      <style:text-properties officeooo:rsid="0037df5d"/>
    </style:style>
    <style:style style:name="T35" style:family="text">
      <style:text-properties officeooo:rsid="003a1d1f"/>
    </style:style>
    <style:style style:name="T36" style:family="text">
      <style:text-properties officeooo:rsid="003b5090"/>
    </style:style>
    <style:style style:name="T37" style:family="text">
      <style:text-properties officeooo:rsid="003ebc46"/>
    </style:style>
    <style:style style:name="T38" style:family="text">
      <style:text-properties officeooo:rsid="0041b904"/>
    </style:style>
    <style:style style:name="T39" style:family="text">
      <style:text-properties officeooo:rsid="004267ee"/>
    </style:style>
    <style:style style:name="T40" style:family="text">
      <style:text-properties officeooo:rsid="00441bb0"/>
    </style:style>
    <style:style style:name="T41" style:family="text">
      <style:text-properties officeooo:rsid="004a0dc3"/>
    </style:style>
    <style:style style:name="T42" style:family="text">
      <style:text-properties officeooo:rsid="004ff6a8"/>
    </style:style>
    <style:style style:name="T43" style:family="text">
      <style:text-properties fo:color="#ff6600"/>
    </style:style>
    <style:style style:name="T44" style:family="text">
      <style:text-properties fo:color="#ff6600" officeooo:rsid="005a352d"/>
    </style:style>
    <style:style style:name="T45" style:family="text">
      <style:text-properties fo:color="#ff6600" officeooo:rsid="005ac25d"/>
    </style:style>
    <style:style style:name="T46" style:family="text">
      <style:text-properties officeooo:rsid="005903d3"/>
    </style:style>
    <style:style style:name="T47" style:family="text">
      <style:text-properties officeooo:rsid="0059fcbd"/>
    </style:style>
    <style:style style:name="T48" style:family="text">
      <style:text-properties officeooo:rsid="005a352d"/>
    </style:style>
    <style:style style:name="T49" style:family="text">
      <style:text-properties officeooo:rsid="005ac25d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officeooo:rsid="005a352d"/>
    </style:style>
    <style:style style:name="T52" style:family="text">
      <style:text-properties style:use-window-font-color="true" officeooo:rsid="005ac2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lgemein</text:p>
      <text:p text:style-name="P13"/>
      <text:p text:style-name="P26">Diese Dokument beschreibt den generellen Aufbau eines Gleisbildstellwerkes mittels Computerprogramm. <text:span text:style-name="T46">Das Gleisbildstellwerk setzt sich aus diversen Symbolen zusammen die in ihrer Gesamtheit einen Gleisplan beschreiben.</text:span></text:p>
      <text:p text:style-name="P1"/>
      <text:p text:style-name="P9">Symbol</text:p>
      <text:p text:style-name="P4">Ein Symbol ist ein quadratisches Element welches acht <text:span text:style-name="T9">mögliche Verbindungspunkte</text:span> hat.</text:p>
      <text:p text:style-name="P4">Die <text:span text:style-name="T9">Verbindungspunkte (innere Zahlen: Bit-Nummer, äußeren Zahlen: Bit-Wert) sind wie nachfolgend angegeben definiert:</text:span></text:p>
      <text:p text:style-name="P4"/>
      <text:p text:style-name="P100">128 <text:s text:c="4"/>1 <text:s text:c="5"/>2</text:p>
      <text:p text:style-name="P100"><text:s text:c="2"/>\ <text:s text:c="4"/>| <text:s text:c="3"/>/</text:p>
      <text:p text:style-name="P100"><text:s text:c="4"/>7 <text:s text:c="2"/>0 <text:s text:c="2"/>1</text:p>
      <text:p text:style-name="P100"/>
      <text:p text:style-name="P100">64- 6 <text:s text:c="6"/>2 - 4</text:p>
      <text:p text:style-name="P100"/>
      <text:p text:style-name="P100"><text:s text:c="4"/>5 <text:s text:c="2"/>4 <text:s text:c="2"/>3</text:p>
      <text:p text:style-name="P100"><text:s text:c="2"/>/ <text:s text:c="4"/>| <text:s text:c="4"/>\</text:p>
      <text:p text:style-name="P100">32 <text:s text:c="5"/>16 <text:s text:c="5"/>8</text:p>
      <text:p text:style-name="P101"/>
      <text:p text:style-name="P101"/>
      <text:p text:style-name="P100">enum Direction {</text:p>
      <text:p text:style-name="P100"><text:s text:c="2"/><text:bookmark-start text:name="__DdeLink__883_955753623"/><text:s text:c="2"/>UNSET <text:s text:c="7"/>= 0,</text:p>
      <text:p text:style-name="P100"><text:s text:c="4"/>TOP <text:s text:c="9"/>= 1, // <text:span text:style-name="T38">Bit 0</text:span></text:p>
      <text:p text:style-name="P100"><text:s text:c="4"/>TOP_RIGHT <text:s text:c="3"/>= 2, // <text:span text:style-name="T38">Bit 1</text:span></text:p>
      <text:p text:style-name="P100"><text:s text:c="4"/>RIGHT <text:s text:c="7"/>= 4, // <text:span text:style-name="T38">Bit 2</text:span></text:p>
      <text:p text:style-name="P100"><text:s text:c="4"/>BOTTOM_RIGHT = 8, // <text:span text:style-name="T38">Bit 3 ...</text:span></text:p>
      <text:p text:style-name="P100"/>
      <text:p text:style-name="P100"><text:s text:c="4"/>BOTTOM <text:s text:c="6"/>= 16,</text:p>
      <text:p text:style-name="P100"><text:s text:c="4"/>BOTTOM_LEFT <text:s/>= 32,</text:p>
      <text:p text:style-name="P100"><text:s text:c="4"/>LEFT <text:s text:c="8"/>= 64,</text:p>
      <text:p text:style-name="P100"><text:s text:c="4"/>TOP_LEFT <text:s text:c="4"/>= 128<text:bookmark-end text:name="__DdeLink__883_955753623"/></text:p>
      <text:p text:style-name="P100">};</text:p>
      <text:p text:style-name="P41"/>
      <text:p text:style-name="P4">Von den Verbindungspunkten eines Symbols sind mindestens 1 <text:span text:style-name="T39">Verbindungspunkt</text:span> und maximal 4 <text:span text:style-name="T39">Verbindungspunkte</text:span> <text:span text:style-name="T22">g</text:span>esetzt. <text:s/></text:p>
      <text:p text:style-name="P54"/>
      <text:p text:style-name="P2">Die <text:span text:style-name="T10">Anzahl der belegten</text:span> <text:span text:style-name="T9">Verbindungspunkte</text:span> beschreiben das Symbol und dessen Eigenschaften.</text:p>
      <text:p text:style-name="P8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71">Anzahl Besetzte Verbindungspunkte</text:p>
          </table:table-cell>
          <table:table-cell table:style-name="Table4.A1" office:value-type="string">
            <text:p text:style-name="P71">Oberbegriff</text:p>
          </table:table-cell>
          <table:table-cell table:style-name="Table4.A1" office:value-type="string">
            <text:p text:style-name="P71">Bezeichnung</text:p>
          </table:table-cell>
          <table:table-cell table:style-name="Table4.D1" office:value-type="string">
            <text:p text:style-name="P71">Beispiel / <text:span text:style-name="T47">Anmerkung</text:span></text:p>
          </table:table-cell>
        </table:table-row>
        <table:table-row>
          <table:table-cell table:style-name="Table4.A2" office:value-type="string">
            <text:p text:style-name="P77">1</text:p>
          </table:table-cell>
          <table:table-cell table:style-name="Table4.A2" office:value-type="string">
            <text:p text:style-name="P77">Endgleis</text:p>
          </table:table-cell>
          <table:table-cell table:style-name="Table4.A2" office:value-type="string">
            <text:p text:style-name="P77"/>
          </table:table-cell>
          <table:table-cell table:style-name="Table4.D2" office:value-type="string">
            <text:p text:style-name="P77">Prellbock</text:p>
          </table:table-cell>
        </table:table-row>
        <table:table-row>
          <table:table-cell table:style-name="Table4.A2" table:number-rows-spanned="2" office:value-type="string">
            <text:p text:style-name="P77">2</text:p>
          </table:table-cell>
          <table:table-cell table:style-name="Table4.A2" table:number-rows-spanned="2" office:value-type="string">
            <text:p text:style-name="P77">Gleis</text:p>
          </table:table-cell>
          <table:table-cell table:style-name="Table4.A2" office:value-type="string">
            <text:p text:style-name="P77">gerad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7">gebogenes Gleis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2" office:value-type="string">
            <text:p text:style-name="P77">3</text:p>
          </table:table-cell>
          <table:table-cell table:style-name="Table4.A2" table:number-rows-spanned="2" office:value-type="string">
            <text:p text:style-name="P77">Weiche</text:p>
          </table:table-cell>
          <table:table-cell table:style-name="Table4.A2" office:value-type="string">
            <text:p text:style-name="P77">Link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7">Rechte Weiche</text:p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rows-spanned="3" office:value-type="string">
            <text:p text:style-name="P77">4</text:p>
          </table:table-cell>
          <table:table-cell table:style-name="Table4.A2" table:number-rows-spanned="2" office:value-type="string">
            <text:p text:style-name="P77">Doppelweiche</text:p>
          </table:table-cell>
          <table:table-cell table:style-name="Table4.A2" office:value-type="string">
            <text:p text:style-name="P77">Kreuzungsweiche</text:p>
          </table:table-cell>
          <table:table-cell table:style-name="Table4.D2" table:number-rows-spanned="2" office:value-type="string">
            <text:p text:style-name="P77">Mit Antrieb</text:p>
          </table:table-cell>
        </table:table-row>
        <table:table-row>
          <table:covered-table-cell/>
          <table:covered-table-cell/>
          <table:table-cell table:style-name="Table4.A2" office:value-type="string">
            <text:p text:style-name="P77">Dreiwegsweiche</text:p>
          </table:table-cell>
          <table:covered-table-cell/>
        </table:table-row>
        <table:table-row>
          <table:covered-table-cell/>
          <table:table-cell table:style-name="Table4.A2" office:value-type="string">
            <text:p text:style-name="P77">Kreuzung</text:p>
          </table:table-cell>
          <table:table-cell table:style-name="Table4.A2" office:value-type="string">
            <text:p text:style-name="P77"/>
          </table:table-cell>
          <table:table-cell table:style-name="Table4.D2" office:value-type="string">
            <text:p text:style-name="P77">Ohne Antrieb</text:p>
          </table:table-cell>
        </table:table-row>
      </table:table>
      <text:p text:style-name="P1"/>
      <text:p text:style-name="P1"/>
      <text:p text:style-name="P41"/>
      <text:p text:style-name="P2"><text:soft-page-break/><text:span text:style-name="T2">Beispiel</text:span>: <text:tab/>Ein Symbol bei welchem die <text:span text:style-name="T9">Verbindungspunkte</text:span> 6 und 2 (LEFT und RIGHT) besetzt <text:tab/><text:tab/>sind <text:span text:style-name="T48">hat</text:span> den <text:span text:style-name="T9">Bit-</text:span>Wert 68 und beschreibt somit ein gerades, waagerechtes Gleis.</text:p>
      <text:p text:style-name="P2"><text:tab/><text:tab/></text:p>
      <text:p text:style-name="P2"><text:tab/><text:tab/>Ein Symbol bei welchem die <text:bookmark-start text:name="__DdeLink__9_1915872851"/><text:span text:style-name="T9">Verbindungspunkte</text:span><text:bookmark-end text:name="__DdeLink__9_1915872851"/> 6, 2 und 1 (LEFT, RIGHT und <text:tab/><text:tab/><text:tab/>TOP_RIGHT) besetzt sind <text:span text:style-name="T48">hat </text:span>den <text:span text:style-name="T9">Bit-</text:span>Wert 70 und beschreibt somit eine nach <text:tab/><text:tab/><text:tab/>links abzweigende Weiche.</text:p>
      <text:p text:style-name="P1"/>
      <text:p text:style-name="P6"/>
      <text:p text:style-name="P40">Ein gültiges Symbol muss ferner folgende Eigenschaften aufweisen:</text:p>
      <text:p text:style-name="P50"/>
      <text:p text:style-name="P42"><text:span text:style-name="T26">Bei </text:span><text:span text:style-name="T28">genau </text:span><text:span text:style-name="T26">zwei </text:span><text:span text:style-name="T28">gesetzten </text:span><text:span text:style-name="T26">Verbindungspunkten</text:span>:</text:p>
      <text:p text:style-name="P42"/>
      <text:p text:style-name="P42">Verbindungspunkte <text:span text:style-name="T10">müssen mindestens 3 Bit auseinander liegen.</text:span></text:p>
      <text:p text:style-name="P33"/>
      <text:p text:style-name="P34">Beispiel: <text:span text:style-name="T11"><text:tab/></text:span><text:span text:style-name="T12">Symbole mit dem Wert 96 (BOTTOM_LEFT, LEFT) oder 80 (LEFT, BOTTOM) <text:tab/><text:tab/>sind ungültig.</text:span></text:p>
      <text:p text:style-name="P5"/>
      <text:p text:style-name="P44">Dabei wird <text:span text:style-name="T24">das Gleis</text:span> als <text:span text:style-name="T3">gerade</text:span> bezeichnet wenn es zwei gesetzt Verbindungspunkte aufweist und der komplementäre Verbindungspunkt gesetzt ist <text:span text:style-name="T23">und als </text:span><text:span text:style-name="T4">gebogen</text:span><text:span text:style-name="T23"> wenn es zwei Verbindungspunkte aufweist und nicht der </text:span>komplementäre Verbindungspunkt gesetzt ist.</text:p>
      <text:p text:style-name="P44"/>
      <text:p text:style-name="P35">Beispiel:<text:tab/><text:span text:style-name="T11">Symbol mit dem Wert 34 (BOTTOM_LEFT, TOP_RIGHT) ist ein gerades </text:span><text:span text:style-name="T14">Gleis</text:span></text:p>
      <text:p text:style-name="P45"><text:span text:style-name="T13"><text:tab/><text:tab/>Symbol mit dem Wert 3</text:span><text:span text:style-name="T11">6</text:span><text:span text:style-name="T13"> (BOTTOM_LEFT, RIGHT) ist ein ge</text:span><text:span text:style-name="T11">bogenes</text:span><text:span text:style-name="T13"> </text:span><text:span text:style-name="T14">Gleis</text:span></text:p>
      <text:p text:style-name="P1"/>
      <text:p text:style-name="P42"><text:span text:style-name="T26">Bei </text:span><text:span text:style-name="T28">genau </text:span><text:span text:style-name="T27">drei </text:span><text:span text:style-name="T28">gesetztn</text:span><text:span text:style-name="T26"> Verbindungspunkten</text:span>:</text:p>
      <text:p text:style-name="P42"/>
      <text:p text:style-name="P48">Das Symbol setzt sich aus einem geraden und einem gebogenen Gleis zusammen wobei beide mindestens einen gemeinsamen Verbindungspunkt aufweisen. <text:span text:style-name="T29">Symbole mit 3 Verbindungspunkten müssen einem Antrieb zugewiesen werden.</text:span></text:p>
      <text:p text:style-name="P46"/>
      <text:p text:style-name="P46"><text:span text:style-name="T2">Beispiel:</text:span><text:tab/>Symbol mit dem Wert 38 (<text:span text:style-name="T13">BOTTOM_LEFT, TOP_RIGHT, RIGHT</text:span><text:span text:style-name="T11">) ist eine Weiche</text:span></text:p>
      <text:p text:style-name="P38"/>
      <text:p text:style-name="P47"><text:span text:style-name="T15">Dabei wird die </text:span><text:span text:style-name="T11">Weiche </text:span><text:span text:style-name="T15">als </text:span><text:span text:style-name="T5">rechte Weiche</text:span><text:span text:style-name="T15"> bezeichnet wenn von gemeinsamen Verbindungspunkt des geraden und gebogenen Gleis das gebogene Gleis nach rechts zeigt. Als </text:span><text:span text:style-name="T5">linke Weiche</text:span><text:span text:style-name="T15"> wird </text:span><text:span text:style-name="T16">die Weiche</text:span><text:span text:style-name="T15"> bezeichnet wenn von gemeinsamen Verbindungspunkt des geraden und gebogenen Gleis das gebogene Gleis nach links zeigt.</text:span></text:p>
      <text:p text:style-name="P1"/>
      <text:p text:style-name="P47"><text:span text:style-name="T2">Beispiel:</text:span><text:tab/>Symbol mit dem Wert 38 (<text:span text:style-name="T13">BOTTOM_LEFT, TOP_RIGHT, RIGHT</text:span><text:span text:style-name="T11">) ist eine </text:span><text:span text:style-name="T15">rechte </text:span></text:p>
      <text:p text:style-name="P47"><text:span text:style-name="T15"><text:tab/><text:tab/></text:span><text:span text:style-name="T11">Weiche.</text:span></text:p>
      <text:p text:style-name="P47"><text:tab/><text:tab/>Symbol mit dem Wert 3<text:span text:style-name="T24">5</text:span> (<text:span text:style-name="T13">BOTTOM_LEFT, TOP_RIGHT, </text:span><text:span text:style-name="T15">TOP</text:span><text:span text:style-name="T11">) ist eine </text:span><text:span text:style-name="T15">linke </text:span></text:p>
      <text:p text:style-name="P47"><text:span text:style-name="T15"><text:tab/><text:tab/></text:span><text:span text:style-name="T11">Weiche.</text:span></text:p>
      <text:p text:style-name="P39"/>
      <text:p text:style-name="P1"/>
      <text:p text:style-name="P49">Bei <text:span text:style-name="T48">genau vier gesetzten</text:span> Verbindungspunkten:</text:p>
      <text:p text:style-name="P43"/>
      <text:p text:style-name="P55">Setzt sich das Symbol aus <text:span text:style-name="T25">zwei verschiedenen, geraden Gleisen </text:span>zusammen und sind die Verbindungspunkte <text:span text:style-name="T30">um 2 Bit verschoben handelt es sich um eine </text:span><text:span text:style-name="T6">Kreuzung</text:span><text:span text:style-name="T30">. </text:span>Diese ist antriebslos.</text:p>
      <text:p text:style-name="P55"/>
      <text:p text:style-name="P56">Setzt sich das Symbol aus <text:span text:style-name="T25">zwei verschiedenen, geraden Gleisen </text:span>zusammen und sind <text:span text:style-name="T32">zwei</text:span> Verbindungspunkte <text:span text:style-name="T32">um 1 bzw. 3 Bit verschoben handelt es sich um eine </text:span><text:span text:style-name="T7">Kreuzung</text:span><text:span text:style-name="T32">. Verfügt diese über 2 Antriebe handelt es sich um einen </text:span><text:span text:style-name="T7">Kreuzungsweiche</text:span>.</text:p>
      <text:p text:style-name="P53"/>
      <text:p text:style-name="P57"><text:soft-page-break/>Setzt sich das Symbol aus einem geraden <text:span text:style-name="T48">und zwei gebogenen Gleisen zusammen, </text:span>von denen alle 3 <text:span text:style-name="T40">Gleise</text:span> <text:span text:style-name="T25">einen gemeinsamen Verbindungspunkt auf</text:span>weisen<text:span text:style-name="T25"> handelt es sich um eine </text:span><text:span text:style-name="T8">Dreiwegweiche</text:span><text:span text:style-name="T25">. </text:span>Diese beinhaltet 2 Antriebe.</text:p>
      <text:p text:style-name="P52"/>
      <text:p text:style-name="P51"><text:span text:style-name="T2">Beispiel</text:span>:<text:tab/>Symbol mit dem Wert 78 (LEFT, RIGHT, <text:s/><text:span text:style-name="T13">TOP_RI</text:span><text:span text:style-name="T11">GHT, BOTTOM_RIGHT) ist eine <text:tab/><text:tab/>Dreiwegweiche.</text:span></text:p>
      <text:p text:style-name="P1"/>
      <text:p text:style-name="P1"><text:tab/><text:tab/><text:span text:style-name="T33">Symbol mit dem Wert 85 (LEFT, RIGHT, TOP, BOTTOM) ist eine antriebslose <text:tab/><text:tab/><text:tab/>Kreuzung.</text:span></text:p>
      <text:p text:style-name="P1"/>
      <text:p text:style-name="P1"/>
      <text:p text:style-name="P22">Startsymbol</text:p>
      <text:p text:style-name="P103"><text:span text:style-name="T48">Bei einem </text:span><text:span text:style-name="T51">S</text:span><text:span text:style-name="T50">tartsymbol </text:span><text:span text:style-name="T51">handelt es sich um das erste Symbol, welches beim Parsen eines Gleisplanes <text:s/>zuerst ermittelt wird. Diese hat folgende Eigenschaften</text:span><text:span text:style-name="T50">, </text:span><text:span text:style-name="T52">(Wichtig: das Parsen eines Gleisplanes <text:s/>beginnt immer oben links) </text:span><text:span text:style-name="T51">:</text:span></text:p>
      <text:list xml:id="list2339221565243066360" text:style-name="L5">
        <text:list-item>
          <text:p text:style-name="P105">Es ist ein <text:span text:style-name="T49">gebogenes </text:span>Gleis oder ein Endgleis (keine Weiche, Kreuzung o.ä.)</text:p>
        </text:list-item>
        <text:list-item>
          <text:p text:style-name="P106"><text:span text:style-name="T49">Beim</text:span> Gleis kann <text:span text:style-name="T49">es sich nur </text:span>nur ein <text:span text:style-name="T49">gebogenes Gleis mit den gesetzten Verbindungspunkten</text:span> <text:span text:style-name="T49">RIGHT, BOTTOM_LEFT handeln.</text:span></text:p>
        </text:list-item>
        <text:list-item>
          <text:p text:style-name="P107"><text:span text:style-name="T49">B</text:span>eim Endgleis darf nur einer der folgenden Verbindungspunkte gesetzt sein: RIGHT, BOTTOM_RIGHT, BOTTOM, <text:s/>BOTTOM_LEFT</text:p>
        </text:list-item>
      </text:list>
      <text:p text:style-name="P108"/>
      <text:p text:style-name="P88"/>
      <text:p text:style-name="P14">Schaltsymbole</text:p>
      <text:p text:style-name="P57">Schaltsymbole sind Symbole die einen Antrieb zugewiesen haben. Also z.B. <text:span text:style-name="T34">Weiche, Kreuzungsweiche, Dreiwegweiche. Zu jedem Schaltsymbol ist die Grundstellung, die Antriebsaddressen von Antrieb I und Antrieb II und die aktuelle Position der Weiche hinterlegt.</text:span></text:p>
      <text:p text:style-name="P59">Bei Weichen die nur über einen Antrieb verfügen ist bei Antrieb II der Wert 0 hinterlegt.</text:p>
      <text:p text:style-name="P37"/>
      <text:p text:style-name="P36"/>
      <text:p text:style-name="P36">Grundstellung</text:p>
      <text:p text:style-name="P58"><text:span text:style-name="T17">Für jede</text:span><text:span text:style-name="T18">s </text:span><text:span text:style-name="T19">Schaltsymbole</text:span><text:span text:style-name="T17"> ist eine Grundstellung anzugeben. </text:span><text:bookmark text:name="top"/>Im Regelfall ist die Grundstellung der Weichen so definiert, da<text:span text:style-name="T20">ss</text:span> ein Fahrweg samt Flankenschutz für die durchgehenden Hauptgleise vorliegt und sich die anderen Weichen in einer sinnvollen, oft genutzten Lage befinden. <text:span text:style-name="T20">(siehe </text:span><text:a xlink:type="simple" xlink:href="http://www.stellwerke.de/grund/seite1_2.html" text:style-name="Internet_20_link" text:visited-style-name="Visited_20_Internet_20_Link"><text:span text:style-name="T20">http://www.stellwerke.de/grund/seite1_2.html</text:span></text:a><text:span text:style-name="T20">)</text:span></text:p>
      <text:p text:style-name="P7"/>
      <text:p text:style-name="P1"/>
      <text:p text:style-name="P16">Überlage<text:span text:style-name="T31">rte</text:span> Symbole</text:p>
      <text:p text:style-name="P27">Handelt es sich bei dem Symbol <text:span text:style-name="T37">um ein Gleis kann das Symbol überlagert werden. Dabei erhält das Symbol zusätzliche Eigenschaften die über Antriebe verfügen können (z.B. Bahnübergänge, Entkupplungsgleise, Signale etc.) <text:s/>oder zusätzliche Informationen bereitstellen (z.B. Tooltiptext, Gleisnummer, Zuganzeige). Gerade Gleise können generell überlagert werden. Gebogene Gleis nur durch bestimmte Arten.</text:span></text:p>
      <text:p text:style-name="P27"/>
      <text:p text:style-name="P1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72">Bezeichner / Art</text:p>
          </table:table-cell>
          <table:table-cell table:style-name="Table5.A1" office:value-type="string">
            <text:p text:style-name="P72">Antrieb</text:p>
          </table:table-cell>
          <table:table-cell table:style-name="Table5.A1" office:value-type="string">
            <text:p text:style-name="P72">Gebogenes Gleis</text:p>
          </table:table-cell>
          <table:table-cell table:style-name="Table5.A1" office:value-type="string">
            <text:p text:style-name="P72">Fahrtrichtungsabhängig</text:p>
          </table:table-cell>
          <table:table-cell table:style-name="Table5.E1" office:value-type="string">
            <text:p text:style-name="P74">Anmerkung</text:p>
          </table:table-cell>
        </table:table-row>
        <table:table-row>
          <table:table-cell table:style-name="Table5.A2" office:value-type="string">
            <text:p text:style-name="P61">Bahnübergang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78">Signal</text:p>
          </table:table-cell>
          <table:table-cell table:style-name="Table5.A2" office:value-type="string">
            <text:p text:style-name="P79">1-2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79">X</text:p>
          </table:table-cell>
          <table:table-cell table:style-name="Table5.E2" office:value-type="string">
            <text:p text:style-name="P79"/>
          </table:table-cell>
        </table:table-row>
        <table:table-row>
          <table:table-cell table:style-name="Table5.A2" office:value-type="string">
            <text:p text:style-name="P78">Rangiersignal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79">X</text:p>
          </table:table-cell>
          <table:table-cell table:style-name="Table5.E2" office:value-type="string">
            <text:p text:style-name="P79"/>
          </table:table-cell>
        </table:table-row>
        <table:table-row>
          <table:table-cell table:style-name="Table5.A2" office:value-type="string">
            <text:p text:style-name="P63">Entkupplungsgleis</text:p>
          </table:table-cell>
          <table:table-cell table:style-name="Table5.A2" office:value-type="string">
            <text:p text:style-name="P79">1</text:p>
          </table:table-cell>
          <table:table-cell table:style-name="Table5.A2" office:value-type="string">
            <text:p text:style-name="P79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66">Tooltip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66">Label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0">-</text:p>
          </table:table-cell>
          <table:table-cell table:style-name="Table5.E2" office:value-type="string">
            <text:p text:style-name="P84">Text ständig sichtbar</text:p>
          </table:table-cell>
        </table:table-row>
        <table:table-row>
          <table:table-cell table:style-name="Table5.A2" office:value-type="string">
            <text:p text:style-name="P66">Fahrtrichtung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4">X</text:p>
          </table:table-cell>
          <table:table-cell table:style-name="Table5.E2" office:value-type="string">
            <text:p text:style-name="P84">Fahrtrichtungspfeil</text:p>
          </table:table-cell>
        </table:table-row>
        <table:table-row>
          <table:table-cell table:style-name="Table5.A2" office:value-type="string">
            <text:p text:style-name="P66">Nummer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4">-</text:p>
          </table:table-cell>
          <table:table-cell table:style-name="Table5.E2" office:value-type="string">
            <text:p text:style-name="P84">Gleisnummer</text:p>
          </table:table-cell>
        </table:table-row>
        <table:table-row>
          <table:table-cell table:style-name="Table5.A2" office:value-type="string">
            <text:p text:style-name="P66">Zugnummer</text:p>
          </table:table-cell>
          <table:table-cell table:style-name="Table5.A2" office:value-type="string">
            <text:p text:style-name="P80">-</text:p>
          </table:table-cell>
          <table:table-cell table:style-name="Table5.A2" office:value-type="string">
            <text:p text:style-name="P84">X</text:p>
          </table:table-cell>
          <table:table-cell table:style-name="Table5.A2" office:value-type="string">
            <text:p text:style-name="P84">-</text:p>
          </table:table-cell>
          <table:table-cell table:style-name="Table5.E2" office:value-type="string">
            <text:p text:style-name="P84"/>
          </table:table-cell>
        </table:table-row>
      </table:table>
      <text:p text:style-name="P27"/>
      <text:p text:style-name="P27"/>
      <text:p text:style-name="P28"/>
      <text:p text:style-name="P20">Füllfarbe</text:p>
      <text:p text:style-name="P31">Um bestimmte Status anzuzeigen können Symbole mit wie folgt farblich hervorgehoben werdem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5">Farbe</text:p>
          </table:table-cell>
          <table:table-cell table:style-name="Table3.A1" office:value-type="string">
            <text:p text:style-name="P76">Bedeutung</text:p>
          </table:table-cell>
          <table:table-cell table:style-name="Table3.A1" office:value-type="string">
            <text:p text:style-name="P76">Bereich</text:p>
          </table:table-cell>
          <table:table-cell table:style-name="Table3.D1" office:value-type="string">
            <text:p text:style-name="P76">Anzeige</text:p>
          </table:table-cell>
        </table:table-row>
        <table:table-row>
          <table:table-cell table:style-name="Table3.A2" office:value-type="string">
            <text:p text:style-name="P69"><text:span text:style-name="T42">r</text:span>ot</text:p>
          </table:table-cell>
          <table:table-cell table:style-name="Table3.A2" office:value-type="string">
            <text:p text:style-name="P85">belegter Block</text:p>
          </table:table-cell>
          <table:table-cell table:style-name="Table3.A2" office:value-type="string">
            <text:p text:style-name="P85">Block </text:p>
          </table:table-cell>
          <table:table-cell table:style-name="Table3.D2" office:value-type="string">
            <text:p text:style-name="P85">permanent, nur über Gleise</text:p>
          </table:table-cell>
        </table:table-row>
        <table:table-row>
          <table:table-cell table:style-name="Table3.A2" office:value-type="string">
            <text:p text:style-name="P69">blau</text:p>
          </table:table-cell>
          <table:table-cell table:style-name="Table3.A2" office:value-type="string">
            <text:p text:style-name="P85">Fahrstraße gesetzt</text:p>
          </table:table-cell>
          <table:table-cell table:style-name="Table3.A2" office:value-type="string">
            <text:p text:style-name="P85">Fahrstraße</text:p>
          </table:table-cell>
          <table:table-cell table:style-name="Table3.D2" office:value-type="string">
            <text:p text:style-name="P85">kurzzeitig, über alle Symbole</text:p>
          </table:table-cell>
        </table:table-row>
        <table:table-row>
          <table:table-cell table:style-name="Table3.A2" office:value-type="string">
            <text:p text:style-name="P69">grün</text:p>
          </table:table-cell>
          <table:table-cell table:style-name="Table3.A2" office:value-type="string">
            <text:p text:style-name="P85">Freier Block</text:p>
          </table:table-cell>
          <table:table-cell table:style-name="Table3.A2" office:value-type="string">
            <text:p text:style-name="P85">Block</text:p>
          </table:table-cell>
          <table:table-cell table:style-name="Table3.D2" office:value-type="string">
            <text:p text:style-name="P85">permanent, nur über Gleise</text:p>
          </table:table-cell>
        </table:table-row>
        <table:table-row>
          <table:table-cell table:style-name="Table3.A2" office:value-type="string">
            <text:p text:style-name="P85">gelb</text:p>
          </table:table-cell>
          <table:table-cell table:style-name="Table3.A2" office:value-type="string">
            <text:p text:style-name="P85">Fahrstraße frei</text:p>
          </table:table-cell>
          <table:table-cell table:style-name="Table3.A2" office:value-type="string">
            <text:p text:style-name="P85">Fahrstraße</text:p>
          </table:table-cell>
          <table:table-cell table:style-name="Table3.D2" office:value-type="string">
            <text:p text:style-name="P85">kurzzeitig, über alle Symbole</text:p>
          </table:table-cell>
        </table:table-row>
      </table:table>
      <text:p text:style-name="P11"/>
      <text:p text:style-name="P11"/>
      <text:p text:style-name="P9"/>
      <text:p text:style-name="P9">Gleisplan</text:p>
      <text:p text:style-name="P3">Ein Gleisplan setzt sich aus Symbolen zusammen. Ein Gleisplan ist valide wenn: </text:p>
      <text:list xml:id="list5481918106121505344" text:style-name="L1">
        <text:list-item>
          <text:p text:style-name="P86">sich die in ihm befindlichen Symbole keine offenen Verbindungspunkte mehr aufweisen. <text:span text:style-name="T35">D.h. bei eine Symbol mit dem Wert 4 (Bit 2) gesetzt ist muss sich rechts ein Symbol befinden, bei dem der Wert 64 (Bit 6) gesetzt ist.</text:span></text:p>
        </text:list-item>
        <text:list-item>
          <text:p text:style-name="P89">Einen geschlossen Gleisplan ergeben. D.h. <text:span text:style-name="T35">dass </text:span>alle Symbole über die Verbindungspunkte miteinander verbunden sind.</text:p>
        </text:list-item>
      </text:list>
      <text:p text:style-name="P1"/>
      <text:p text:style-name="P23">Jede Menge von geraden und gebogenen Symbolen <text:span text:style-name="T35">(also keine Weichen) </text:span>die unmittelbar mit <text:span text:style-name="T1">Verbindungspunkte</text:span>n verbunden sind werden als Abschnitt bezeichnet. Jeder Abschnitt beinhalten mindestens einen Block. Jeder Abschnitt ist über Weichen mit weiteren Abschnitten verbunden oder endet mit einem Prellbock.</text:p>
      <text:p text:style-name="P23"/>
      <text:p text:style-name="P17">Abschnitt</text:p>
      <text:p text:style-name="P23"/>
      <text:p text:style-name="P62">Jeder Abschnitt beinhaltet ein Fahrstraßensymbol.</text:p>
      <text:p text:style-name="P23"/>
      <text:p text:style-name="P109"/>
      <text:p text:style-name="P111">Block</text:p>
      <text:p text:style-name="P23"/>
      <text:p text:style-name="P24">Jeder Block beinhaltet: </text:p>
      <text:list xml:id="list1933983798164918357" text:style-name="L2">
        <text:list-item>
          <text:p text:style-name="P90">mindestens ein Gleis welches nicht überlagert ist (Fahrstrassensymbol)</text:p>
        </text:list-item>
        <text:list-item>
          <text:p text:style-name="P91">einen vorhergehenden und einen nachfolgenden Block. Außer der Block endet mit einem Prellbock. Vorhergehender und nachfolgender Block können ggf. durch Weichenstellung <text:span text:style-name="T36">variieren.</text:span></text:p>
        </text:list-item>
        <text:list-item>
          <text:p text:style-name="P91">Ein Signal <text:span text:style-name="T41">je Fahrtrichtung</text:span> welches <text:span text:style-name="T36">angibt, ob der nachfolgende Block frei oder belegt ist</text:span>.</text:p>
          <text:p text:style-name="P94"/>
        </text:list-item>
      </text:list>
      <text:p text:style-name="P24"/>
      <text:list xml:id="list376508793672759475" text:style-name="L3">
        <text:list-header>
          <text:p text:style-name="P92"/>
        </text:list-header>
      </text:list>
      <text:p text:style-name="P24"/>
      <text:p text:style-name="P15">Signal</text:p>
      <text:p text:style-name="P60">Ein Signal kann auf grün geschaltet werden wenn:</text:p>
      <text:list xml:id="list8588130562968037295" text:style-name="L4">
        <text:list-item>
          <text:p text:style-name="P95">sich im folgenden Block kein Zug befindet</text:p>
        </text:list-item>
        <text:list-item>
          <text:p text:style-name="P95">Eine Fahrstraße gesetzt und verriegelt ist.</text:p>
        </text:list-item>
      </text:list>
      <text:p text:style-name="P23"/>
      <text:p text:style-name="P23"/>
      <text:p text:style-name="P21">Fahrstraße</text:p>
      <text:p text:style-name="P32">Eine Fahrstraße bezeichnet die kürzeste Verbindung zwischen zwei Abschnitten mit jeweils richtig gestellten Weichen.</text:p>
      <text:p text:style-name="P32">Wenn eine Fahrstraße geschaltet wird müssen die jeweiligen Signale auf rot stehen</text:p>
      <text:p text:style-name="P18"/>
      <text:p text:style-name="P18">Technische Details</text:p>
      <text:p text:style-name="P64"/>
      <text:p text:style-name="P12"><text:span text:style-name="T21">Schaltvorgang </text:span>Weichenantrieb</text:p>
      <text:p text:style-name="P29">Bei einem Weichenantrieb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Stellung</text:p>
          </table:table-cell>
          <table:table-cell table:style-name="Table1.B1" office:value-type="string">
            <text:p text:style-name="P70">Antrieb</text:p>
          </table:table-cell>
        </table:table-row>
        <table:table-row>
          <table:table-cell table:style-name="Table1.A2" office:value-type="string">
            <text:p text:style-name="P81">0</text:p>
          </table:table-cell>
          <table:table-cell table:style-name="Table1.B2" office:value-type="string">
            <text:p text:style-name="P81">Gerade</text:p>
          </table:table-cell>
        </table:table-row>
        <table:table-row>
          <table:table-cell table:style-name="Table1.A2" office:value-type="string">
            <text:p text:style-name="P81">1</text:p>
          </table:table-cell>
          <table:table-cell table:style-name="Table1.B2" office:value-type="string">
            <text:p text:style-name="P81">Rund</text:p>
          </table:table-cell>
        </table:table-row>
      </table:table>
      <text:p text:style-name="P29"/>
      <text:p text:style-name="P29"/>
      <text:p text:style-name="P30">Bei zwei Weichenantriebe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3">Stellung</text:p>
          </table:table-cell>
          <table:table-cell table:style-name="Table2.A1" office:value-type="string">
            <text:p text:style-name="P73">Antrieb 1</text:p>
          </table:table-cell>
          <table:table-cell table:style-name="Table2.C1" office:value-type="string">
            <text:p text:style-name="P73">Antrieb 2</text:p>
          </table:table-cell>
        </table:table-row>
        <table:table-row>
          <table:table-cell table:style-name="Table2.A2" office:value-type="string">
            <text:p text:style-name="P82">0</text:p>
          </table:table-cell>
          <table:table-cell table:style-name="Table2.A2" office:value-type="string">
            <text:p text:style-name="P83"><text:bookmark-start text:name="__DdeLink__219_727822155"/>Gerade<text:bookmark-end text:name="__DdeLink__219_727822155"/></text:p>
          </table:table-cell>
          <table:table-cell table:style-name="Table2.C2" office:value-type="string">
            <text:p text:style-name="P83">Gerade</text:p>
          </table:table-cell>
        </table:table-row>
        <table:table-row>
          <table:table-cell table:style-name="Table2.A2" office:value-type="string">
            <text:p text:style-name="P82">1</text:p>
          </table:table-cell>
          <table:table-cell table:style-name="Table2.A2" office:value-type="string">
            <text:p text:style-name="P83">Rund</text:p>
          </table:table-cell>
          <table:table-cell table:style-name="Table2.C2" office:value-type="string">
            <text:p text:style-name="P83">Gerade</text:p>
          </table:table-cell>
        </table:table-row>
        <table:table-row>
          <table:table-cell table:style-name="Table2.A2" office:value-type="string">
            <text:p text:style-name="P82">2</text:p>
          </table:table-cell>
          <table:table-cell table:style-name="Table2.A2" office:value-type="string">
            <text:p text:style-name="P83">Rund</text:p>
          </table:table-cell>
          <table:table-cell table:style-name="Table2.C2" office:value-type="string">
            <text:p text:style-name="P83">Rund</text:p>
          </table:table-cell>
        </table:table-row>
        <table:table-row>
          <table:table-cell table:style-name="Table2.A2" office:value-type="string">
            <text:p text:style-name="P82">3</text:p>
          </table:table-cell>
          <table:table-cell table:style-name="Table2.A2" office:value-type="string">
            <text:p text:style-name="P83">Gerade</text:p>
          </table:table-cell>
          <table:table-cell table:style-name="Table2.C2" office:value-type="string">
            <text:p text:style-name="P83">Rund</text:p>
          </table:table-cell>
        </table:table-row>
      </table:table>
      <text:p text:style-name="P29"/>
      <text:p text:style-name="P19">Block</text:p>
      <text:p text:style-name="P65">Ein Block muss folgendes Aufweisen:</text:p>
      <text:list xml:id="list222433300514121" text:continue-list="list376508793672759475" text:style-name="L3">
        <text:list-item>
          <text:p text:style-name="P96">eine Rückmeldung, die angibt, ob sich ein Zug im Block befindet. <text:span text:style-name="T36">(Entweder durch Rückmeldung über Masse oder mittels Stromfühler → Spannungsabfall über niederohmigen Widerstand)</text:span></text:p>
        </text:list-item>
        <text:list-item>
          <text:p text:style-name="P97">einen Kontakt, der Auslöst, sobald ein Zug drüberfährt. Dieser veranlasst ggf. das Abbremsen des Zuges wenn der darauffolgende Block belegt ist. <text:span text:style-name="T36">(Entweder durch Schaltgleis, Stromfühler oder Reedkontakt).</text:span> <text:span text:style-name="T36">Der Abstand des Kontakts zum nächsten Signal </text:span><text:soft-page-break/><text:span text:style-name="T36">ist so zu wählen das der Zug mit dem längsten Bremsweg bei voller Fahrt vor dem rot zeigenden Signal rechtzeitig zum stehen kommt.</text:span></text:p>
        </text:list-item>
        <text:list-item>
          <text:p text:style-name="P98">Mindestlänge von 2m</text:p>
        </text:list-item>
        <text:list-item>
          <text:p text:style-name="P99">Eigene Stromeinspeisung.</text:p>
          <text:p text:style-name="P93"/>
        </text:list-item>
      </text:list>
      <text:p text:style-name="P23"/>
      <text:p text:style-name="P23"/>
      <text:p text:style-name="P10">Links</text:p>
      <text:p text:style-name="P24"><text:a xlink:type="simple" xlink:href="http://www.stellwerke.de/grund/seite1_n.html" text:style-name="Internet_20_link" text:visited-style-name="Visited_20_Internet_20_Link"/></text:p>
      <text:p text:style-name="P24"><text:a xlink:type="simple" xlink:href="http://www.stellwerke.de/grund/seite1_n.html" text:style-name="Internet_20_link" text:visited-style-name="Visited_20_Internet_20_Link">http://www.stellwerke.de/grund/seite1_n.html</text:a></text:p>
      <text:p text:style-name="P24"/>
      <text:p text:style-name="P23"/>
      <text:p text:style-name="P10">Todo</text:p>
      <text:p text:style-name="P25"/>
      <text:p text:style-name="P25">Berücksichtigung von Drehscheibe und Schiebebühne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30:51.583753456</meta:creation-date>
    <dc:date>2018-10-21T22:24:32.225569238</dc:date>
    <meta:editing-duration>PT4H2M26S</meta:editing-duration>
    <meta:editing-cycles>65</meta:editing-cycles>
    <meta:generator>LibreOffice/5.1.6.2$Linux_X86_64 LibreOffice_project/10m0$Build-2</meta:generator>
    <meta:document-statistic meta:table-count="5" meta:image-count="0" meta:object-count="0" meta:page-count="6" meta:paragraph-count="206" meta:word-count="1237" meta:character-count="8604" meta:non-whitespace-character-count="7401"/>
  </office:meta>
</office:document-meta>
</file>